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0.889cm" svg:height="0.889cm" svg:x="8.059cm" svg:y="1.886cm">
          <text:p text:style-name="P1"><text:span text:style-name="T1">ε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6.458cm" svg:y="3.285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9.255cm" svg:y="3.2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0.445cm" svg:y="7.088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6.457cm" svg:y="4.68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9.257cm" svg:y="4.78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889cm" svg:height="0.889cm" svg:x="8.285cm" svg:y="7.477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6.457cm" svg:y="6.084cm">
          <text:p text:style-name="P1">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889cm" svg:height="0.889cm" svg:x="9.228cm" svg:y="6.20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5" draw:id="id5" draw:layer="layout" svg:width="0.889cm" svg:height="0.889cm" svg:x="6.461cm" svg:y="7.45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0.544cm" svg:y="8.387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10.544cm" svg:y="9.787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889cm" svg:height="0.889cm" svg:x="10.544cm" svg:y="11.287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189cm" svg:y1="2.645cm" svg:x2="7.217cm" svg:y2="3.415cm" draw:start-shape="id1" draw:start-glue-point="7" draw:end-shape="id2" draw:end-glue-point="11" svg:d="m8189 2645-972 770" svg:viewBox="0 0 973 771">
          <text:p/>
        </draw:connector>
        <draw:connector draw:style-name="gr3" draw:text-style-name="P1" draw:layer="layout" draw:type="line" svg:x1="6.901cm" svg:y1="5.573cm" svg:x2="6.901cm" svg:y2="6.084cm" draw:start-shape="id3" draw:start-glue-point="8" draw:end-shape="id4" draw:end-glue-point="4" svg:d="m6901 5573v511" svg:viewBox="0 0 1 512">
          <text:p/>
        </draw:connector>
        <draw:connector draw:style-name="gr3" draw:text-style-name="P1" draw:layer="layout" draw:type="line" svg:x1="6.901cm" svg:y1="6.973cm" svg:x2="6.905cm" svg:y2="7.45cm" draw:start-shape="id4" draw:start-glue-point="8" draw:end-shape="id5" draw:end-glue-point="4" svg:d="m6901 6973 4 477" svg:viewBox="0 0 5 478">
          <text:p/>
        </draw:connector>
        <draw:connector draw:style-name="gr3" draw:text-style-name="P1" draw:layer="layout" draw:type="line" svg:x1="9.699cm" svg:y1="4.175cm" svg:x2="9.701cm" svg:y2="4.784cm" draw:start-shape="id6" draw:start-glue-point="8" draw:end-shape="id7" draw:end-glue-point="4" svg:d="m9699 4175 2 609" svg:viewBox="0 0 3 610">
          <text:p/>
        </draw:connector>
        <draw:connector draw:style-name="gr3" draw:text-style-name="P1" draw:layer="layout" draw:type="line" svg:x1="8.818cm" svg:y1="2.645cm" svg:x2="9.699cm" svg:y2="3.286cm" draw:start-shape="id1" draw:start-glue-point="9" draw:end-shape="id6" draw:end-glue-point="4" svg:d="m8818 2645 881 641" svg:viewBox="0 0 882 642">
          <text:p/>
        </draw:connector>
        <draw:connector draw:style-name="gr3" draw:text-style-name="P1" draw:layer="layout" draw:type="line" svg:x1="9.701cm" svg:y1="5.673cm" svg:x2="9.672cm" svg:y2="6.207cm" draw:start-shape="id7" draw:start-glue-point="8" draw:end-shape="id8" draw:end-glue-point="4" svg:d="m9701 5673-29 534" svg:viewBox="0 0 30 535">
          <text:p/>
        </draw:connector>
        <draw:connector draw:style-name="gr3" draw:text-style-name="P1" draw:layer="layout" draw:type="line" svg:x1="9.358cm" svg:y1="6.966cm" svg:x2="8.729cm" svg:y2="7.477cm" draw:start-shape="id8" draw:start-glue-point="7" draw:end-shape="id9" draw:end-glue-point="4" svg:d="m9358 6966-629 511" svg:viewBox="0 0 630 512">
          <text:p/>
        </draw:connector>
        <draw:connector draw:style-name="gr3" draw:text-style-name="P1" draw:layer="layout" draw:type="line" svg:x1="9.987cm" svg:y1="6.966cm" svg:x2="10.575cm" svg:y2="7.218cm" draw:start-shape="id8" draw:start-glue-point="9" draw:end-shape="id10" draw:end-glue-point="5" svg:d="m9987 6966 588 252" svg:viewBox="0 0 589 253">
          <text:p/>
        </draw:connector>
        <draw:connector draw:style-name="gr3" draw:text-style-name="P1" draw:layer="layout" draw:type="line" svg:x1="10.889cm" svg:y1="7.977cm" svg:x2="10.988cm" svg:y2="8.387cm" draw:start-shape="id10" draw:start-glue-point="8" draw:end-shape="id11" draw:end-glue-point="4" svg:d="m10889 7977 99 410" svg:viewBox="0 0 100 411">
          <text:p/>
        </draw:connector>
        <draw:connector draw:style-name="gr3" draw:text-style-name="P1" draw:layer="layout" draw:type="line" svg:x1="10.988cm" svg:y1="9.276cm" svg:x2="10.988cm" svg:y2="9.787cm" draw:start-shape="id11" draw:start-glue-point="8" draw:end-shape="id12" draw:end-glue-point="4" svg:d="m10988 9276v511" svg:viewBox="0 0 1 512">
          <text:p/>
        </draw:connector>
        <draw:connector draw:style-name="gr3" draw:text-style-name="P1" draw:layer="layout" draw:type="line" svg:x1="10.988cm" svg:y1="10.676cm" svg:x2="10.988cm" svg:y2="11.287cm" draw:start-shape="id12" draw:start-glue-point="8" draw:end-shape="id13" draw:end-glue-point="4" svg:d="m10988 10676v611" svg:viewBox="0 0 1 612">
          <text:p/>
        </draw:connector>
        <draw:connector draw:style-name="gr3" draw:text-style-name="P1" draw:layer="layout" draw:type="line" svg:x1="6.902cm" svg:y1="4.174cm" svg:x2="6.901cm" svg:y2="4.684cm" draw:start-shape="id2" draw:start-glue-point="8" draw:end-shape="id3" draw:end-glue-point="4" svg:d="m6902 4174-1 510" svg:viewBox="0 0 2 511">
          <text:p/>
        </draw:connector>
        <draw:custom-shape draw:style-name="gr2" draw:text-style-name="P1" draw:layer="layout" svg:width="0.889cm" svg:height="0.889cm" svg:x="11.802cm" svg:y="2.5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layer="layout" svg:width="4.757cm" svg:height="0.962cm" svg:x="12.885cm" svg:y="2.578cm">
          <draw:text-box>
            <text:p>Avslutar ett ord</text:p>
          </draw:text-box>
        </draw:frame>
        <draw:custom-shape draw:style-name="gr1" draw:text-style-name="P1" draw:layer="layout" svg:width="0.889cm" svg:height="0.889cm" svg:x="11.754cm" svg:y="3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4.445cm" svg:height="1.266cm" svg:x="12.911cm" svg:y="3.798cm">
          <draw:text-box>
            <text:p>Delboksta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line-distance="0.178cm" draw:guide-overhang="0.051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xel Lewenhaupt</meta:initial-creator>
    <meta:creation-date>2013-04-10T16:00:12</meta:creation-date>
    <dc:date>2013-04-10T16:17:35</dc:date>
    <dc:creator>Axel Lewenhaupt</dc:creator>
    <meta:editing-duration>PT2M10S</meta:editing-duration>
    <meta:editing-cycles>1</meta:editing-cycles>
    <meta:document-statistic meta:object-count="29"/>
    <meta:generator>LibreOffice/3.5$Linux_X86_64 LibreOffice_project/350m1$Build-2</meta:generator>
  </office:meta>
</office:document-meta>
</file>